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39.25pt" svg:y="36.34pt">
            <draw:object draw:notify-on-update-of-ranges="Sheet1.A1:Sheet1.A7 Sheet1.C1:Sheet1.C7 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line Thermal Receiver Mirror Dish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RA-100 Relay Antenna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-15 Relay Antenna</text:p>
          </table:table-cell>
          <table:table-cell office:value-type="float" office:value="20000000000" calcext:value-type="float">
            <text:p>2.00E+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-2 Relay Antenna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lti Bandwidth Dish Transceiver (Shielded)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ulti Bandwidth Dish Transceiver (Medium)</text:p>
          </table:table-cell>
          <table:table-cell office:value-type="float" office:value="20000000000000" calcext:value-type="float">
            <text:p>2.00E+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ulti Bandwidth Dish Transceiver (Large)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0:19:57.507000000</meta:creation-date>
    <dc:date>2019-08-01T00:27:23.912000000</dc:date>
    <meta:editing-duration>PT7M27S</meta:editing-duration>
    <meta:editing-cycles>1</meta:editing-cycles>
    <meta:document-statistic meta:table-count="1" meta:cell-count="21" meta:object-count="1"/>
    <meta:generator>LibreOffice/6.0.6.2$Windows_X86_64 LibreOffice_project/0c292870b25a325b5ed35f6b45599d2ea4458e7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4.198cm" style:legend-expansion="high" chart:style-name="ch2"/>
        <chart:plot-area chart:style-name="ch3" table:cell-range-address="Sheet1.A1:Sheet1.C7" chart:data-source-has-labels="both" svg:x="0.32cm" svg:y="0.18cm" svg:width="14.414cm" svg:height="8.64cm">
          <chartooo:coordinate-region svg:x="2.074cm" svg:y="0.383cm" svg:width="12.277cm" svg:height="7.785cm"/>
          <chart:axis chart:dimension="x" chart:name="primary-x" chart:style-name="ch4" chartooo:axis-type="auto">
            <chart:categories table:cell-range-address="Sheet1.A1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" loext:label-string="a" chart:class="chart:scatter">
            <chart:domain table:cell-range-address="Sheet1.C1:Sheet1.C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Inline Thermal Receiver Mirror Dish</text:p>
                <draw:g>
                  <svg:desc>Sheet1.A1:Sheet1.A7</svg:desc>
                </draw:g>
              </table:table-cell>
              <table:table-cell office:value-type="float" office:value="5.5">
                <text:p>5.5</text:p>
                <draw:g>
                  <svg:desc>Sheet1.C1:Sheet1.C7</svg:desc>
                </draw:g>
              </table:table-cell>
              <table:table-cell office:value-type="float" office:value="1000000000000">
                <text:p>1000000000000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RA-100 Relay Antenna</text:p>
              </table:table-cell>
              <table:table-cell office:value-type="float" office:value="6">
                <text:p>6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string">
                <text:p>RA-15 Relay Antenna</text:p>
              </table:table-cell>
              <table:table-cell office:value-type="float" office:value="12">
                <text:p>12</text:p>
              </table:table-cell>
              <table:table-cell office:value-type="float" office:value="20000000000">
                <text:p>20000000000</text:p>
              </table:table-cell>
            </table:table-row>
            <table:table-row>
              <table:table-cell office:value-type="string">
                <text:p>RA-2 Relay Antenna</text:p>
              </table:table-cell>
              <table:table-cell office:value-type="float" office:value="24">
                <text:p>24</text:p>
              </table:table-cell>
              <table:table-cell office:value-type="float" office:value="2000000000">
                <text:p>2000000000</text:p>
              </table:table-cell>
            </table:table-row>
            <table:table-row>
              <table:table-cell office:value-type="string">
                <text:p>Multi Bandwidth Dish Transceiver (Shielded)</text:p>
              </table:table-cell>
              <table:table-cell office:value-type="float" office:value="50">
                <text:p>50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string">
                <text:p>Multi Bandwidth Dish Transceiver (Medium)</text:p>
              </table:table-cell>
              <table:table-cell office:value-type="float" office:value="100">
                <text:p>100</text:p>
              </table:table-cell>
              <table:table-cell office:value-type="float" office:value="20000000000000">
                <text:p>20000000000000</text:p>
              </table:table-cell>
            </table:table-row>
            <table:table-row>
              <table:table-cell office:value-type="string">
                <text:p>Multi Bandwidth Dish Transceiver (Large)</text:p>
              </table:table-cell>
              <table:table-cell office:value-type="float" office:value="200">
                <text:p>200</text:p>
              </table:table-cell>
              <table:table-cell office:value-type="float" office:value="100000000000000">
                <text:p>10000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